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Nachlieli" svg:font-family="Nachlieli" style:font-pitch="variable"/>
    <style:font-face style:name="Nachlieli CLM1" svg:font-family="'Nachlieli CLM'" style:font-pitch="variable"/>
    <style:font-face style:name="Nachlieli CLM" svg:font-family="'Nachlieli CLM'" style:font-adornments="Light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1.422cm"/>
    </style:style>
    <style:style style:name="co6" style:family="table-column">
      <style:table-column-properties fo:break-before="auto" style:column-width="1.282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7.84cm"/>
    </style:style>
    <style:style style:name="co9" style:family="table-column">
      <style:table-column-properties fo:break-before="auto" style:column-width="8.45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text-underline-style="solid" style:text-underline-width="auto" style:text-underline-color="font-color" style:font-name-complex="Nachlieli CLM1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4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bold" style:text-emphasize="none" style:font-relief="none"/>
    </style:style>
    <style:style style:name="ce6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language="he" fo:country="IL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text-underline-style="none" style:font-name-complex="Nachlieli CLM1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2" style:family="table-cell" style:parent-style-name="Default">
      <style:table-cell-properties fo:background-color="#b3b3b3" style:text-align-source="fix" style:repeat-content="false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Nachlieli CLM1" style:font-name-complex="Nachlieli CLM1"/>
    </style:style>
    <style:style style:name="ce1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  <style:map style:condition="cell-content()=&quot;&quot;" style:apply-style-name="X" style:base-cell-address="Sheet1.C1"/>
    </style:style>
    <style:style style:name="ce15" style:family="table-cell" style:parent-style-name="Default">
      <style:table-cell-properties fo:background-color="#b3b3b3"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6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asian="Arial1" style:font-size-asian="11pt" style:font-name-complex="Nachlieli CLM1" style:font-size-complex="10pt"/>
      <style:map style:condition="cell-content()=&quot;&quot;" style:apply-style-name="X" style:base-cell-address="Sheet1.C1"/>
    </style:style>
    <style:style style:name="ce18" style:family="table-cell" style:parent-style-name="Default">
      <style:table-cell-properties fo:background-color="transparent"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9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0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text-shadow="none" style:text-underline-style="none" fo:font-weight="normal" style:text-underline-mode="continuous" style:text-line-through-mode="continuous" style:font-name-asian="Arial1" style:font-size-asian="12pt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1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text-shadow="none" style:text-underline-style="none" fo:font-weight="normal" style:text-underline-mode="continuous" style:text-line-through-mode="continuous" style:font-name-asian="Arial1" style:font-size-asian="12pt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23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Bitstream Vera Sans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6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7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Bitstream Vera Sans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8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b3b3b3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30" style:family="table-cell" style:parent-style-name="Default">
      <style:table-cell-properties fo:background-color="transparent" fo:border="0.035cm solid #000000"/>
      <style:text-properties style:font-name="Nachlieli CLM1" fo:font-size="10pt" style:text-underline-style="none" style:font-name-complex="Nachlieli CLM1" style:font-size-complex="10pt" style:font-weight-complex="normal"/>
      <style:map style:condition="cell-content()=&quot;&quot;" style:apply-style-name="X" style:base-cell-address="Sheet1.C1"/>
    </style:style>
    <style:style style:name="ce31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2" style:family="table-cell" style:parent-style-name="Default">
      <style:table-cell-properties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4" style:family="table-cell" style:parent-style-name="Default">
      <style:table-cell-properties fo:border="0.002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5" style:family="table-cell" style:parent-style-name="Default"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6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8" style:family="table-cell" style:parent-style-name="Default" style:data-style-name="N100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9" style:family="table-cell" style:parent-style-name="Default">
      <style:table-cell-properties fo:background-color="#ffffff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0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3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text-underline-style="none" style:font-name-complex="Nachlieli CLM1" style:font-size-complex="10pt" style:font-weight-complex="normal"/>
    </style:style>
    <style:style style:name="ce44" style:family="table-cell" style:parent-style-name="Default">
      <style:table-cell-properties fo:border="0.035cm solid #000000"/>
      <style:text-properties style:font-name="Nachlieli CLM1" fo:font-size="10pt" style:font-name-complex="Nachlieli CLM1" style:font-size-complex="10pt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46" style:family="table-cell" style:parent-style-name="Default">
      <style:text-properties style:font-name="Nachlieli CLM1" fo:font-size="10pt" style:font-name-complex="Nachlieli CLM1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4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9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0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1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2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3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4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5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6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text-underline-style="none" style:font-name-complex="Nachlieli CLM1" style:font-size-complex="10pt" style:font-weight-complex="normal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9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62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63" style:family="table-cell" style:parent-style-name="Default">
      <style:table-cell-properties fo:background-color="#b3b3b3" fo:border="0.035cm solid #000000"/>
      <style:text-properties style:font-name="Nachlieli CLM1" fo:font-size="10pt" style:font-name-complex="Nachlieli CLM1" style:font-size-complex="10pt"/>
    </style:style>
    <style:style style:name="ce64" style:family="table-cell" style:parent-style-name="Default">
      <style:table-cell-properties fo:background-color="transparent" fo:border="0.035cm solid #000000"/>
      <style:text-properties style:font-name="Nachlieli CLM1" fo:font-size="10pt" style:font-name-complex="Nachlieli CLM1" style:font-size-complex="10pt"/>
    </style:style>
    <style:style style:name="ce65" style:family="table-cell" style:parent-style-name="Default">
      <style:table-cell-properties fo:background-color="#ffffff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#ffffff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transparent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b3b3b3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 fo:border="0.035cm solid #000000"/>
      <style:text-properties style:font-name="Nachlieli CLM1" fo:font-size="10pt" style:text-underline-style="none" style:font-name-complex="Nachlieli CLM1" style:font-size-complex="10pt" style:font-weight-complex="normal"/>
    </style:style>
    <style:style style:name="ce70" style:family="table-cell" style:parent-style-name="Default">
      <style:table-cell-properties fo:border="0.002cm solid #000000"/>
      <style:text-properties style:font-name="Nachlieli CLM1" fo:font-size="10pt" style:font-name-complex="Nachlieli CLM1" style:font-size-complex="10pt"/>
    </style:style>
    <style:style style:name="ce71" style:family="table-cell" style:parent-style-name="Default">
      <style:table-cell-properties fo:background-color="#ffffff" style:text-align-source="fix" style:repeat-content="false" fo:border="0.035cm solid #000000"/>
      <style:paragraph-properties fo:text-align="end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72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Nachlieli" fo:font-size="10pt" fo:language="he" fo:country="IL" style:font-name-asian="Arial1" style:font-size-asian="11pt" style:language-asian="none" style:country-asian="none" style:font-name-complex="Nachlieli" style:font-size-complex="10pt" style:font-style-complex="normal"/>
    </style:style>
    <style:style style:name="T2" style:family="text">
      <style:text-properties style:use-window-font-color="true" style:font-name="Nachlieli" fo:font-size="10pt" fo:language="en" fo:country="US" style:font-name-asian="Arial1" style:font-size-asian="11pt" style:language-asian="none" style:country-asian="none" style:font-name-complex="Nachlieli" style:font-size-complex="10pt" style:font-style-complex="normal"/>
    </style:style>
    <style:style style:name="T3" style:family="text">
      <style:text-properties style:use-window-font-color="true" style:font-name="Nachlieli" fo:font-size="10pt" fo:language="he" fo:country="IL" style:font-name-asian="Arial1" style:font-size-asian="12pt" style:language-asian="none" style:country-asian="none" style:font-name-complex="Nachlieli" style:font-size-complex="10pt" style:font-style-complex="normal"/>
    </style:style>
    <style:style style:name="T4" style:family="text">
      <style:text-properties style:use-window-font-color="true" style:font-name="Nachlieli" fo:font-size="10pt" fo:language="he" fo:country="IL" style:font-name-asian="Arial1" style:font-size-asian="12pt" style:language-asian="none" style:country-asian="none" style:font-name-complex="Nachlieli" style:font-size-complex="10pt"/>
    </style:style>
    <style:style style:name="T5" style:family="text">
      <style:text-properties style:use-window-font-color="true" style:font-name="Nachlieli" fo:font-size="10pt" fo:language="en" fo:country="US" fo:font-style="normal" style:font-name-asian="Arial1" style:font-size-asian="12pt" style:language-asian="none" style:country-asian="none" style:font-style-asian="normal" style:font-name-complex="Nachlieli" style:font-size-complex="10pt" style:font-style-complex="normal"/>
    </style:style>
    <style:style style:name="T6" style:family="text">
      <style:text-properties style:use-window-font-color="true" style:font-name="Nachlieli" fo:font-size="10pt" fo:language="en" fo:country="US" style:font-name-asian="Arial1" style:font-size-asian="12pt" style:language-asian="none" style:country-asian="none" style:font-name-complex="Nachlieli" style:font-size-complex="10pt"/>
    </style:style>
    <style:style style:name="T7" style:family="text">
      <style:text-properties style:use-window-font-color="true" style:font-name="Nachlieli" fo:font-size="10pt" fo:language="en" fo:country="US" style:font-name-asian="Arial1" style:font-size-asian="11pt" style:language-asian="none" style:country-asian="none" style:font-name-complex="Nachlieli" style:font-size-complex="10pt"/>
    </style:style>
    <style:style style:name="T8" style:family="text">
      <style:text-properties fo:color="#000000" style:font-name="Nachlieli" fo:font-size="10pt" fo:language="he" fo:country="IL" style:font-name-asian="Arial1" style:font-size-asian="11pt" style:language-asian="none" style:country-asian="none" style:font-name-complex="Nachlieli" style:font-size-complex="10pt" style:font-style-complex="normal"/>
    </style:style>
    <style:style style:name="T9" style:family="text">
      <style:text-properties fo:color="#000000" style:font-name="Nachlieli" fo:font-size="10pt" fo:language="en" fo:country="US" style:font-name-asian="Arial1" style:font-size-asian="11pt" style:language-asian="none" style:country-asian="none" style:font-name-complex="Nachlieli" style:font-size-complex="10pt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ce11"/>
        <table:table-column table:style-name="co3" table:default-cell-style-name="ce35"/>
        <table:table-column table:style-name="co4" table:default-cell-style-name="ce47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46"/>
        <table:table-column table:style-name="co9" table:default-cell-style-name="ce46"/>
        <table:table-column table:style-name="co10" table:number-columns-repeated="247" table:default-cell-style-name="ce46"/>
        <table:table-row table:style-name="ro1">
          <table:table-cell table:style-name="ce1" office:value-type="string">
            <text:p>תאור</text:p>
          </table:table-cell>
          <table:table-cell table:style-name="ce1" office:value-type="string">
            <text:p>גילאים</text:p>
          </table:table-cell>
          <table:table-cell table:style-name="ce14" office:value-type="string">
            <text:p>יישום</text:p>
          </table:table-cell>
          <table:table-cell table:style-name="ce1" office:value-type="string">
            <text:p>גרסא</text:p>
          </table:table-cell>
          <table:table-cell table:style-name="ce48" office:value-type="string">
            <text:p>תרגום</text:p>
          </table:table-cell>
          <table:table-cell table:style-name="ce48" office:value-type="string">
            <text:p>תיעוד</text:p>
          </table:table-cell>
          <table:table-cell table:style-name="ce48" office:value-type="string">
            <text:p>DEB</text:p>
          </table:table-cell>
          <table:table-cell table:style-name="ce1" office:value-type="string">
            <text:p>אתר בית</text:p>
          </table:table-cell>
          <table:table-cell table:style-name="ce1" office:value-type="string">
            <text:p>הערות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אזרחות</text:p>
          </table:table-cell>
          <table:covered-table-cell table:style-name="ce12"/>
          <table:covered-table-cell table:style-name="ce15"/>
          <table:covered-table-cell table:style-name="ce36"/>
          <table:covered-table-cell table:number-columns-repeated="3" table:style-name="ce49"/>
          <table:covered-table-cell table:number-columns-repeated="2" table:style-name="ce63"/>
          <table:table-cell table:number-columns-repeated="247"/>
        </table:table-row>
        <table:table-row-group>
          <table:table-row table:style-name="ro1">
            <table:table-cell table:style-name="ce3" office:value-type="string">
              <text:p>עזרים ללימוד אזרחות</text:p>
            </table:table-cell>
            <table:table-cell table:style-name="ce3" office:value-type="string">
              <text:p>תיכון</text:p>
            </table:table-cell>
            <table:table-cell table:style-name="ce16" office:value-type="string">
              <text:p>מדריך השחייה</text:p>
            </table:table-cell>
            <table:table-cell table:style-name="ce37"/>
            <table:table-cell table:style-name="ce50"/>
            <table:table-cell table:style-name="ce50" office:value-type="string">
              <text:p>V</text:p>
            </table:table-cell>
            <table:table-cell table:style-name="ce50"/>
            <table:table-cell table:style-name="ce3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אנגלית</text:p>
          </table:table-cell>
          <table:covered-table-cell table:style-name="ce12"/>
          <table:covered-table-cell table:style-name="ce15"/>
          <table:covered-table-cell table:style-name="ce36"/>
          <table:covered-table-cell table:number-columns-repeated="3" table:style-name="ce49"/>
          <table:covered-table-cell table:number-columns-repeated="2" table:style-name="ce63"/>
          <table:table-cell table:number-columns-repeated="247"/>
        </table:table-row>
        <table:table-row-group>
          <table:table-row table:style-name="ro1">
            <table:table-cell table:style-name="ce3" office:value-type="string">
              <text:p>הרחבת אוצר מילים</text:p>
            </table:table-cell>
            <table:table-cell table:style-name="ce3" office:value-type="string">
              <text:p>יסודי ומעלה</text:p>
            </table:table-cell>
            <table:table-cell table:style-name="ce17" office:value-type="string">
              <text:p>KvocTrain</text:p>
            </table:table-cell>
            <table:table-cell table:style-name="ce38" office:value-type="string">
              <text:p>0.8.1</text:p>
            </table:table-cell>
            <table:table-cell table:number-columns-repeated="2" table:style-name="ce51" office:value-type="string">
              <text:p>חלקי</text:p>
            </table:table-cell>
            <table:table-cell table:style-name="ce50" office:value-type="string">
              <text:p>V</text:p>
            </table:table-cell>
            <table:table-cell table:style-name="ce64" office:value-type="string">
              <text:p><text:a xlink:href="http://edu.kde.org/kvoctrain/">http://edu.kde.org/kvoctrain/</text:a></text:p>
            </table:table-cell>
            <table:table-cell table:style-name="ce64"/>
            <table:table-cell table:number-columns-repeated="247"/>
          </table:table-row>
          <table:table-row table:style-name="ro1">
            <table:table-cell table:style-name="ce3" office:value-type="string">
              <text:p>לימוד אותיות ותנועות</text:p>
            </table:table-cell>
            <table:table-cell table:style-name="ce3" office:value-type="string">
              <text:p>ג' – ד'</text:p>
            </table:table-cell>
            <table:table-cell table:style-name="ce17" office:value-type="string">
              <text:p>Kletters</text:p>
            </table:table-cell>
            <table:table-cell table:style-name="ce38" office:value-type="string">
              <text:p>1.3</text:p>
            </table:table-cell>
            <table:table-cell table:style-name="ce51" office:value-type="string">
              <text:p>V</text:p>
            </table:table-cell>
            <table:table-cell table:style-name="ce51" office:value-type="string">
              <text:p>X</text:p>
            </table:table-cell>
            <table:table-cell table:style-name="ce50" office:value-type="string">
              <text:p>V</text:p>
            </table:table-cell>
            <table:table-cell table:style-name="ce64" table:number-columns-repeated="2"/>
            <table:table-cell table:number-columns-repeated="247"/>
          </table:table-row>
          <table:table-row table:style-name="ro2">
            <table:table-cell table:style-name="ce3" office:value-type="string">
              <text:p>לימוד תחביר</text:p>
            </table:table-cell>
            <table:table-cell table:style-name="ce3" office:value-type="string">
              <text:p>יסודי ומעלה</text:p>
            </table:table-cell>
            <table:table-cell table:style-name="ce18"/>
            <table:table-cell table:style-name="ce37"/>
            <table:table-cell table:style-name="ce50" table:number-columns-repeated="3"/>
            <table:table-cell table:style-name="ce64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ביולוגיה</text:p>
          </table:table-cell>
          <table:covered-table-cell table:style-name="ce12"/>
          <table:covered-table-cell table:style-name="ce15"/>
          <table:covered-table-cell table:style-name="ce36"/>
          <table:covered-table-cell table:number-columns-repeated="3" table:style-name="ce49"/>
          <table:covered-table-cell table:number-columns-repeated="2" table:style-name="ce63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ניתוח רצפים</text:p>
            </table:table-cell>
            <table:table-cell table:style-name="ce9"/>
            <table:table-cell table:style-name="ce19" office:value-type="string">
              <text:p>Arka + GP</text:p>
            </table:table-cell>
            <table:table-cell table:style-name="ce39" office:value-type="string">
              <text:p>עדכנית</text:p>
            </table:table-cell>
            <table:table-cell table:style-name="ce52" office:value-type="string">
              <text:p>ל''צ</text:p>
            </table:table-cell>
            <table:table-cell table:style-name="ce62" office:value-type="string">
              <text:p>X</text:p>
            </table:table-cell>
            <table:table-cell table:style-name="ce52" office:value-type="string">
              <text:p>X</text:p>
            </table:table-cell>
            <table:table-cell table:style-name="ce65" office:value-type="string">
              <text:p><text:a xlink:href="http://www.bioinformatics.org/genpak/">http://www.bioinformatics.org/genpak/</text:a></text:p>
            </table:table-cell>
            <table:table-cell table:style-name="ce44"/>
            <table:table-cell table:style-name="ce73"/>
            <table:table-cell table:number-columns-repeated="246"/>
          </table:table-row>
          <table:table-row table:style-name="ro1">
            <table:table-cell table:style-name="ce4" office:value-type="string">
              <text:p>ניתוח רצפים</text:p>
            </table:table-cell>
            <table:table-cell table:style-name="ce9"/>
            <table:table-cell table:style-name="ce19" office:value-type="string">
              <text:p>Emboss</text:p>
            </table:table-cell>
            <table:table-cell table:style-name="ce39" office:value-type="string">
              <text:p>2.8.0-0</text:p>
            </table:table-cell>
            <table:table-cell table:style-name="ce52" office:value-type="string">
              <text:p>ל''צ</text:p>
            </table:table-cell>
            <table:table-cell table:number-columns-repeated="2" table:style-name="ce52" office:value-type="string">
              <text:p>X</text:p>
            </table:table-cell>
            <table:table-cell table:style-name="ce65" office:value-type="string">
              <text:p><text:a xlink:href="http://www.hgmp.mrc.ac.uk/Software/EMBOSS/">http://www.hgmp.mrc.ac.uk/Software/EMBOSS/</text:a></text:p>
            </table:table-cell>
            <table:table-cell table:style-name="ce71" office:value-type="string">
              <text:p><text:span text:style-name="T8">לא יכלל אלא אם יופרד מ </text:span><text:span text:style-name="T9">- Jemboss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ממשק גרפי ל </text:span><text:span text:style-name="T2">- Emboss</text:span></text:p>
            </table:table-cell>
            <table:table-cell table:style-name="ce9"/>
            <table:table-cell table:style-name="ce20" office:value-type="string">
              <text:p><text:span text:style-name="T5">GUI for E</text:span><text:span text:style-name="T6">mboss</text:span></text:p>
            </table:table-cell>
            <table:table-cell table:style-name="ce39" office:value-type="string">
              <text:p>?</text:p>
            </table:table-cell>
            <table:table-cell table:number-columns-repeated="3" table:style-name="ce52" office:value-type="string">
              <text:p>X</text:p>
            </table:table-cell>
            <table:table-cell table:style-name="ce65" office:value-type="string">
              <text:p><text:a xlink:href="http://userpage.fu-berlin.de/~sgmd/">http://userpage.fu-berlin.de/~sgmd/</text:a></text:p>
            </table:table-cell>
            <table:table-cell table:style-name="ce71" office:value-type="string">
              <text:p><text:span text:style-name="T8">לא יכלל ללא </text:span><text:span text:style-name="T9">Emboss</text:span></text:p>
            </table:table-cell>
            <table:table-cell table:number-columns-repeated="247"/>
          </table:table-row>
          <table:table-row table:style-name="ro2">
            <table:table-cell table:style-name="ce5" office:value-type="string" table:number-columns-spanned="9" table:number-rows-spanned="1">
              <text:p>גאוגרפיה</text:p>
            </table:table-cell>
            <table:covered-table-cell table:style-name="ce9"/>
            <table:covered-table-cell table:style-name="ce21"/>
            <table:covered-table-cell table:style-name="ce39"/>
            <table:covered-table-cell table:number-columns-repeated="3" table:style-name="ce53"/>
            <table:covered-table-cell table:style-name="ce65"/>
            <table:covered-table-cell table:style-name="ce71"/>
            <table:table-cell table:number-columns-repeated="247"/>
          </table:table-row>
          <table:table-row table:style-name="ro1">
            <table:table-cell table:style-name="ce4" office:value-type="string">
              <text:p>מדינות ערי בירה ודגלים</text:p>
            </table:table-cell>
            <table:table-cell table:style-name="ce13" office:value-type="string">
              <text:p>יסודי <text:s/>- תיכון</text:p>
            </table:table-cell>
            <table:table-cell table:style-name="ce22" office:value-type="string">
              <text:p>Kgeography</text:p>
            </table:table-cell>
            <table:table-cell table:style-name="ce39" office:value-type="string">
              <text:p>0.4.1</text:p>
            </table:table-cell>
            <table:table-cell table:style-name="ce52" office:value-type="string">
              <text:p>V</text:p>
            </table:table-cell>
            <table:table-cell table:style-name="ce52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kgeography.berlios.de/">http://kgeography.berlios.de/</text:a></text:p>
            </table:table-cell>
            <table:table-cell table:style-name="ce71"/>
            <table:table-cell table:number-columns-repeated="247"/>
          </table:table-row>
        </table:table-row-group>
        <table:table-row table:style-name="ro2">
          <table:table-cell table:style-name="ce5" office:value-type="string" table:number-columns-spanned="9" table:number-rows-spanned="1">
            <text:p>חשמל ואלקטרוניקה</text:p>
          </table:table-cell>
          <table:covered-table-cell table:style-name="ce9"/>
          <table:covered-table-cell table:style-name="ce21"/>
          <table:covered-table-cell table:style-name="ce39"/>
          <table:covered-table-cell table:number-columns-repeated="3" table:style-name="ce53"/>
          <table:covered-table-cell table:style-name="ce65"/>
          <table:covered-table-cell table:style-name="ce71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מצמצם לוגי</text:p>
            </table:table-cell>
            <table:table-cell table:style-name="ce9"/>
            <table:table-cell table:style-name="ce23" office:value-type="string">
              <text:p>BoolMin</text:p>
            </table:table-cell>
            <table:table-cell table:style-name="ce23" office:value-type="string">
              <text:p>1.0-0</text:p>
            </table:table-cell>
            <table:table-cell table:style-name="ce54" office:value-type="string">
              <text:p>ל''צ</text:p>
            </table:table-cell>
            <table:table-cell table:number-columns-repeated="2" table:style-name="ce54" office:value-type="string">
              <text:p>X</text:p>
            </table:table-cell>
            <table:table-cell table:style-name="ce65" office:value-type="string">
              <text:p><text:a xlink:href="http://www.gmdsoft.de/mitsch/software/boolmin/">http://www.gmdsoft.de/mitsch/software/boolmin/</text:a></text:p>
            </table:table-cell>
            <table:table-cell table:style-name="ce71"/>
            <table:table-cell table:number-columns-repeated="247"/>
          </table:table-row>
          <table:table-row table:style-name="ro1">
            <table:table-cell table:style-name="ce6" office:value-type="string">
              <text:p><text:span text:style-name="T3"><text:s/></text:span><text:span text:style-name="T3">סימולטור </text:span><text:span text:style-name="T4">מעגלים</text:span></text:p>
            </table:table-cell>
            <table:table-cell table:style-name="ce9"/>
            <table:table-cell table:style-name="ce23" office:value-type="string">
              <text:p>Klogic</text:p>
            </table:table-cell>
            <table:table-cell table:style-name="ce23" office:value-type="string">
              <text:p>1.62-4</text:p>
            </table:table-cell>
            <table:table-cell table:style-name="ce54" office:value-type="string">
              <text:p>חלקי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uml.sourceforge.net/index.php">http://uml.sourceforge.net/index.php</text:a></text:p>
            </table:table-cell>
            <table:table-cell table:style-name="ce71"/>
            <table:table-cell table:number-columns-repeated="247"/>
          </table:table-row>
          <table:table-row table:style-name="ro1">
            <table:table-cell table:style-name="ce4" office:value-type="string">
              <text:p>מתרגם התנגדויות</text:p>
            </table:table-cell>
            <table:table-cell table:style-name="ce9"/>
            <table:table-cell table:style-name="ce24" office:value-type="string">
              <text:p>lOhmer</text:p>
            </table:table-cell>
            <table:table-cell table:style-name="ce23" office:value-type="float" office:value="0.1">
              <text:p>0.1</text:p>
            </table:table-cell>
            <table:table-cell table:style-name="ce54" office:value-type="string">
              <text:p>ל''צ</text:p>
            </table:table-cell>
            <table:table-cell table:number-columns-repeated="2" table:style-name="ce54" office:value-type="string">
              <text:p>X</text:p>
            </table:table-cell>
            <table:table-cell table:style-name="ce65" office:value-type="string">
              <text:p><text:a xlink:href="http://home.in.tum.de/~grembowi/lohmer/">http://home.in.tum.de/~grembowi/lohmer/</text:a></text:p>
            </table:table-cell>
            <table:table-cell table:style-name="ce71" office:value-type="string">
              <text:p>תרגום מקוד צבע להתנגדות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סימולטור </text:span><text:span text:style-name="T2">8085</text:span></text:p>
            </table:table-cell>
            <table:table-cell table:style-name="ce9"/>
            <table:table-cell table:style-name="ce24" office:value-type="string">
              <text:p>gnusim8085</text:p>
            </table:table-cell>
            <table:table-cell table:style-name="ce23" office:value-type="string">
              <text:p>1.2.89-3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sourceforge.net/projects/gnusim8085">http://sourceforge.net/projects/gnusim8085</text:a></text:p>
            </table:table-cell>
            <table:table-cell table:style-name="ce71" office:value-type="string">
              <text:p><text:span text:style-name="T8">מדמה ריצה מיקרו</text:span><text:span text:style-name="T9">-</text:span><text:span text:style-name="T8">מעבד </text:span><text:span text:style-name="T9">8085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סימולטור מעגלים מקצועי</text:p>
            </table:table-cell>
            <table:table-cell table:style-name="ce9" office:value-type="string">
              <text:p>אוניברסיטה</text:p>
            </table:table-cell>
            <table:table-cell table:style-name="ce24" office:value-type="string">
              <text:p>tkGate</text:p>
            </table:table-cell>
            <table:table-cell table:style-name="ce23" office:value-type="string">
              <text:p>1.8.4-1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www.tkgate.org/index.html">http://www.tkgate.org/index.html</text:a></text:p>
            </table:table-cell>
            <table:table-cell table:style-name="ce71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כימיה</text:p>
          </table:table-cell>
          <table:covered-table-cell table:style-name="ce12"/>
          <table:covered-table-cell table:style-name="ce15"/>
          <table:covered-table-cell table:style-name="ce36"/>
          <table:covered-table-cell table:number-columns-repeated="3" table:style-name="ce49"/>
          <table:covered-table-cell table:number-columns-repeated="2" table:style-name="ce63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מחשבון מולרי</text:p>
            </table:table-cell>
            <table:table-cell table:style-name="ce9"/>
            <table:table-cell table:style-name="ce19" office:value-type="string">
              <text:p>KmolCalc</text:p>
            </table:table-cell>
            <table:table-cell table:style-name="ce39" office:value-type="string">
              <text:p>0.5.1</text:p>
            </table:table-cell>
            <table:table-cell table:number-columns-repeated="3" table:style-name="ce54" office:value-type="string">
              <text:p>X</text:p>
            </table:table-cell>
            <table:table-cell table:style-name="ce65" office:value-type="string">
              <text:p><text:a xlink:href="http://kemistry.sourceforge.net/kmolcalc.php">http://kemistry.sourceforge.net/kmolcalc.php</text:a></text:p>
            </table:table-cell>
            <table:table-cell table:style-name="ce71" office:value-type="string">
              <text:p><text:span text:style-name="T8">חבילת </text:span><text:span text:style-name="T9">Kemistry </text:span><text:span text:style-name="T8">של כנרת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שרטוט מולקולות</text:p>
            </table:table-cell>
            <table:table-cell table:style-name="ce9"/>
            <table:table-cell table:style-name="ce19" office:value-type="string">
              <text:p>KDrawChem</text:p>
            </table:table-cell>
            <table:table-cell table:style-name="ce39" office:value-type="float" office:value="0.2">
              <text:p>0.2</text:p>
            </table:table-cell>
            <table:table-cell table:number-columns-repeated="3" table:style-name="ce54" office:value-type="string">
              <text:p>X</text:p>
            </table:table-cell>
            <table:table-cell table:style-name="ce65" office:value-type="string">
              <text:p><text:a xlink:href="http://kemistry.sourceforge.net/kdrawchem.php">http://kemistry.sourceforge.net/kdrawchem.php</text:a></text:p>
            </table:table-cell>
            <table:table-cell table:style-name="ce71" office:value-type="string">
              <text:p><text:span text:style-name="T8">חבילת </text:span><text:span text:style-name="T9">Kemistry </text:span><text:span text:style-name="T8">של כנרת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טבלה מחזורית</text:p>
            </table:table-cell>
            <table:table-cell table:style-name="ce9"/>
            <table:table-cell table:style-name="ce25" office:value-type="string">
              <text:p><text:span text:style-name="T2"><text:s/></text:span><text:span text:style-name="T2">Kal</text:span><text:span text:style-name="T7">zium</text:span></text:p>
            </table:table-cell>
            <table:table-cell table:style-name="ce39" office:value-type="string">
              <text:p>3.3.2-3</text:p>
            </table:table-cell>
            <table:table-cell table:number-columns-repeated="2"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edu.kde.org/kalzium/">http://edu.kde.org/kalzium/</text:a></text:p>
            </table:table-cell>
            <table:table-cell table:style-name="ce71"/>
            <table:table-cell table:number-columns-repeated="247"/>
          </table:table-row>
          <table:table-row table:style-name="ro1">
            <table:table-cell table:style-name="ce4" office:value-type="string">
              <text:p>חישוב חומציות</text:p>
            </table:table-cell>
            <table:table-cell table:style-name="ce9"/>
            <table:table-cell table:style-name="ce19" office:value-type="string">
              <text:p>Xem</text:p>
            </table:table-cell>
            <table:table-cell table:style-name="ce39" office:value-type="float" office:value="0.3">
              <text:p>0.3</text:p>
            </table:table-cell>
            <table:table-cell table:number-columns-repeated="3" table:style-name="ce54" office:value-type="string">
              <text:p>X</text:p>
            </table:table-cell>
            <table:table-cell table:style-name="ce65" office:value-type="string">
              <text:p><text:a xlink:href="http://www.linux-france.org/prj/xem/index.html">http://www.linux-france.org/prj/xem/index.html</text:a></text:p>
            </table:table-cell>
            <table:table-cell table:style-name="ce71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הצגת מולקולות</text:p>
            </table:table-cell>
            <table:table-cell table:style-name="ce9"/>
            <table:table-cell table:style-name="ce19" office:value-type="string">
              <text:p>RasMol</text:p>
            </table:table-cell>
            <table:table-cell table:style-name="ce39" office:value-type="string">
              <text:p>2.7.2.1.1-3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www.umass.edu/microbio/rasmol/index2.htm">http://www.umass.edu/microbio/rasmol/index2.htm</text:a></text:p>
            </table:table-cell>
            <table:table-cell table:style-name="ce44"/>
            <table:table-cell table:style-name="ce74"/>
            <table:table-cell table:number-columns-repeated="246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דעי המחשב</text:p>
          </table:table-cell>
          <table:covered-table-cell table:style-name="ce9"/>
          <table:covered-table-cell table:style-name="ce26"/>
          <table:covered-table-cell table:style-name="ce39"/>
          <table:covered-table-cell table:number-columns-repeated="3" table:style-name="ce55"/>
          <table:covered-table-cell table:style-name="ce65"/>
          <table:covered-table-cell table:style-name="ce44"/>
          <table:table-cell table:style-name="ce74"/>
          <table:table-cell table:number-columns-repeated="246"/>
        </table:table-row>
        <table:table-row-group>
          <table:table-row table:style-name="ro1">
            <table:table-cell table:style-name="ce4" office:value-type="string">
              <text:p>שפת פרולוג</text:p>
            </table:table-cell>
            <table:table-cell table:style-name="ce9" office:value-type="string">
              <text:p>יסודי ומעלה</text:p>
            </table:table-cell>
            <table:table-cell table:style-name="ce19" office:value-type="string">
              <text:p>swi-prolog</text:p>
            </table:table-cell>
            <table:table-cell table:style-name="ce23" office:value-type="string">
              <text:p>5.2.13-1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www.swi-prolog.org/">http://www.swi-prolog.org/</text:a></text:p>
            </table:table-cell>
            <table:table-cell table:style-name="ce72"/>
            <table:table-cell table:number-columns-repeated="247"/>
          </table:table-row>
          <table:table-row table:style-name="ro1">
            <table:table-cell table:style-name="ce4" office:value-type="string">
              <text:p>שפת סכמה</text:p>
            </table:table-cell>
            <table:table-cell table:style-name="ce9"/>
            <table:table-cell table:style-name="ce19" office:value-type="string">
              <text:p>DrScheme</text:p>
            </table:table-cell>
            <table:table-cell table:style-name="ce23" office:value-type="string">
              <text:p>209-6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www.drscheme.org/">http://www.drscheme.org/</text:a></text:p>
            </table:table-cell>
            <table:table-cell table:style-name="ce72"/>
            <table:table-cell table:number-columns-repeated="247"/>
          </table:table-row>
          <table:table-row table:style-name="ro1">
            <table:table-cell table:style-name="ce4" office:value-type="string">
              <text:p>תורת הגרפים</text:p>
            </table:table-cell>
            <table:table-cell table:style-name="ce9" office:value-type="string">
              <text:p>תיכון ומעלה</text:p>
            </table:table-cell>
            <table:table-cell table:style-name="ce27" office:value-type="string">
              <text:p>GraphThing</text:p>
            </table:table-cell>
            <table:table-cell table:style-name="ce40" office:value-type="string">
              <text:p>0.9.5</text:p>
            </table:table-cell>
            <table:table-cell table:number-columns-repeated="2"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graph.seul.org/">http://graph.seul.org/</text:a></text:p>
            </table:table-cell>
            <table:table-cell table:style-name="ce72"/>
            <table:table-cell table:number-columns-repeated="247"/>
          </table:table-row>
          <table:table-row table:style-name="ro1">
            <table:table-cell table:style-name="ce4" office:value-type="string">
              <text:p>מכונת טורינג</text:p>
            </table:table-cell>
            <table:table-cell table:style-name="ce9" office:value-type="string">
              <text:p>תיכון ומעלה</text:p>
            </table:table-cell>
            <table:table-cell table:style-name="ce27" office:value-type="string">
              <text:p>gTuring</text:p>
            </table:table-cell>
            <table:table-cell table:style-name="ce23" office:value-type="string">
              <text:p>0.1.1</text:p>
            </table:table-cell>
            <table:table-cell table:number-columns-repeated="3" table:style-name="ce54" office:value-type="string">
              <text:p>X</text:p>
            </table:table-cell>
            <table:table-cell table:style-name="ce65" office:value-type="string">
              <text:p><text:a xlink:href="http://www.gnome.org/softwaremap/projects/gturing/">http://www.gnome.org/softwaremap/projects/gturing/</text:a></text:p>
            </table:table-cell>
            <table:table-cell table:style-name="ce72" office:value-type="string">
              <text:p><text:span text:style-name="T8">חבילה עם </text:span><text:span text:style-name="T9">QT </text:span><text:span text:style-name="T8">תחשב שדרוג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מהדר פסקל</text:p>
            </table:table-cell>
            <table:table-cell table:style-name="ce9" office:value-type="string">
              <text:p>תיכון ומעלה</text:p>
            </table:table-cell>
            <table:table-cell table:style-name="ce19" office:value-type="string">
              <text:p>FreePascal</text:p>
            </table:table-cell>
            <table:table-cell table:style-name="ce23" office:value-type="string">
              <text:p>2.0.0-2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www.freepascal.org/0.1">http://www.freepascal.org/0.1</text:a></text:p>
            </table:table-cell>
            <table:table-cell table:style-name="ce72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מהדר </text:span><text:span text:style-name="T2">++C/C</text:span></text:p>
            </table:table-cell>
            <table:table-cell table:style-name="ce9" office:value-type="string">
              <text:p>תיכון ומעלה</text:p>
            </table:table-cell>
            <table:table-cell table:style-name="ce19" office:value-type="string">
              <text:p>++gcc/g</text:p>
            </table:table-cell>
            <table:table-cell table:style-name="ce23" office:value-type="string">
              <text:p>4.0.1-3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gcc.gnu.org/">http://gcc.gnu.org</text:a></text:p>
            </table:table-cell>
            <table:table-cell table:style-name="ce72"/>
            <table:table-cell table:number-columns-repeated="247"/>
          </table:table-row>
          <table:table-row table:style-name="ro1">
            <table:table-cell table:style-name="ce4" office:value-type="string">
              <text:p>סביבת פיתוח</text:p>
            </table:table-cell>
            <table:table-cell table:style-name="ce9" office:value-type="string">
              <text:p>תיכון ומעלה</text:p>
            </table:table-cell>
            <table:table-cell table:style-name="ce19" office:value-type="string">
              <text:p>RHIDE</text:p>
            </table:table-cell>
            <table:table-cell table:style-name="ce23" office:value-type="float" office:value="1.5">
              <text:p>1.5</text:p>
            </table:table-cell>
            <table:table-cell table:style-name="ce54" office:value-type="string">
              <text:p>ל''צ</text:p>
            </table:table-cell>
            <table:table-cell table:number-columns-repeated="2" table:style-name="ce54" office:value-type="string">
              <text:p>X</text:p>
            </table:table-cell>
            <table:table-cell table:style-name="ce65" office:value-type="string">
              <text:p><text:a xlink:href="http://www.rhide.com/">http://www.rhide.com/</text:a></text:p>
            </table:table-cell>
            <table:table-cell table:style-name="ce72" office:value-type="string">
              <text:p><text:span text:style-name="T8">גם לפסקל וגם ל</text:span><text:span text:style-name="T9">-C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אסמבלי </text:span><text:span text:style-name="T2">80x86</text:span></text:p>
            </table:table-cell>
            <table:table-cell table:style-name="ce9" office:value-type="string">
              <text:p>תיכון ומעלה</text:p>
            </table:table-cell>
            <table:table-cell table:style-name="ce19" office:value-type="string">
              <text:p>nasm</text:p>
            </table:table-cell>
            <table:table-cell table:style-name="ce23" office:value-type="string">
              <text:p>0.98.38-1.2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nasm.sourceforge.net/">http://nasm.sourceforge.net/</text:a></text:p>
            </table:table-cell>
            <table:table-cell table:style-name="ce72"/>
            <table:table-cell table:number-columns-repeated="247"/>
          </table:table-row>
          <table:table-row table:style-name="ro1">
            <table:table-cell table:style-name="ce4" office:value-type="string">
              <text:p>דיבאגר</text:p>
            </table:table-cell>
            <table:table-cell table:style-name="ce9" office:value-type="string">
              <text:p>תיכון ומעלה</text:p>
            </table:table-cell>
            <table:table-cell table:style-name="ce19" office:value-type="string">
              <text:p>gdb + ddd</text:p>
            </table:table-cell>
            <table:table-cell table:style-name="ce23" office:value-type="string">
              <text:p>6.3-6, 3.3.11-1</text:p>
            </table:table-cell>
            <table:table-cell table:number-columns-repeated="2"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www.gnu.org/software/ddd/">http://www.gnu.org/software/ddd/</text:a></text:p>
            </table:table-cell>
            <table:table-cell table:style-name="ce72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SQL</text:span></text:p>
            </table:table-cell>
            <table:table-cell table:style-name="ce9" office:value-type="string">
              <text:p>תיכון ומעלה</text:p>
            </table:table-cell>
            <table:table-cell table:style-name="ce19" office:value-type="string">
              <text:p>MySql</text:p>
            </table:table-cell>
            <table:table-cell table:style-name="ce23" office:value-type="string">
              <text:p>4.0.24-10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ww.mysql.com/">http://ww.mysql.com</text:a></text:p>
            </table:table-cell>
            <table:table-cell table:style-name="ce72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WEB</text:span></text:p>
            </table:table-cell>
            <table:table-cell table:style-name="ce9" office:value-type="string">
              <text:p>חטיבה ומעלה</text:p>
            </table:table-cell>
            <table:table-cell table:style-name="ce19" office:value-type="string">
              <text:p>Apache</text:p>
            </table:table-cell>
            <table:table-cell table:style-name="ce23" office:value-type="string">
              <text:p>1.3.33-8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6" office:value-type="string">
              <text:p><text:a xlink:href="http://www.apache.org/">http://www.apache.org</text:a></text:p>
            </table:table-cell>
            <table:table-cell table:style-name="ce72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PHP</text:span></text:p>
            </table:table-cell>
            <table:table-cell table:style-name="ce9" office:value-type="string">
              <text:p>חטיבה ומעלה</text:p>
            </table:table-cell>
            <table:table-cell table:style-name="ce19" office:value-type="string">
              <text:p>PHP</text:p>
            </table:table-cell>
            <table:table-cell table:style-name="ce23" office:value-type="string">
              <text:p>4.3.10-15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il.php.net/">http://il.php.net/</text:a></text:p>
            </table:table-cell>
            <table:table-cell table:style-name="ce72" office:value-type="string">
              <text:p><text:span text:style-name="T8">כולל מודולים ל </text:span><text:span text:style-name="T9">- MySQL</text:span></text:p>
            </table:table-cell>
            <table:table-cell table:number-columns-repeated="247"/>
          </table:table-row>
          <table:table-row table:style-name="ro3">
            <table:table-cell table:style-name="ce4" office:value-type="string">
              <text:p><text:span text:style-name="T1">ספרית </text:span><text:span text:style-name="T2">GUI</text:span></text:p>
            </table:table-cell>
            <table:table-cell table:style-name="ce9" office:value-type="string">
              <text:p>תיכון ומעלה</text:p>
            </table:table-cell>
            <table:table-cell table:style-name="ce19" office:value-type="string">
              <text:p>wxWidgets</text:p>
            </table:table-cell>
            <table:table-cell table:style-name="ce23" office:value-type="string">
              <text:p>2.4.3-1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www.wxwidgets.org/">http://www.wxwidgets.org/</text:a></text:p>
            </table:table-cell>
            <table:table-cell table:style-name="ce72" office:value-type="string">
              <text:p><text:span text:style-name="T8">כולל תיעוד וחבילות </text:span><text:span text:style-name="T9">dev</text:span></text:p>
              <text:p><text:span text:style-name="T8">ישנה בעיה עם תמיכה בעברית וערבית בחבילות הרשמיות</text:span><text:span text:style-name="T9">.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עורך </text:span><text:span text:style-name="T2">UML</text:span></text:p>
            </table:table-cell>
            <table:table-cell table:style-name="ce9"/>
            <table:table-cell table:style-name="ce19" office:value-type="string">
              <text:p>Umbrello</text:p>
            </table:table-cell>
            <table:table-cell table:style-name="ce23" office:value-type="string">
              <text:p>3.3.2-3</text:p>
            </table:table-cell>
            <table:table-cell table:number-columns-repeated="2"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uml.sourceforge.net/index.php">http://uml.sourceforge.net/index.php</text:a></text:p>
            </table:table-cell>
            <table:table-cell table:style-name="ce72"/>
            <table:table-cell table:number-columns-repeated="247"/>
          </table:table-row>
          <table:table-row table:style-name="ro1">
            <table:table-cell table:style-name="ce4" office:value-type="string">
              <text:p>ממשק מסד נתונים</text:p>
            </table:table-cell>
            <table:table-cell table:style-name="ce9"/>
            <table:table-cell table:style-name="ce19" office:value-type="string">
              <text:p>Kexi</text:p>
            </table:table-cell>
            <table:table-cell table:style-name="ce23" office:value-type="string">
              <text:p>CVS</text:p>
            </table:table-cell>
            <table:table-cell table:style-name="ce54" office:value-type="string">
              <text:p>חלקי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koffice.org/kexi/">http://koffice.org/kexi/</text:a></text:p>
            </table:table-cell>
            <table:table-cell table:style-name="ce72"/>
            <table:table-cell table:number-columns-repeated="247"/>
          </table:table-row>
          <table:table-row table:style-name="ro1">
            <table:table-cell table:style-name="ce4" office:value-type="string">
              <text:p>בייסיק ויזואלי</text:p>
            </table:table-cell>
            <table:table-cell table:style-name="ce9"/>
            <table:table-cell table:style-name="ce19" office:value-type="string">
              <text:p>GAMBAS</text:p>
            </table:table-cell>
            <table:table-cell table:style-name="ce41" office:value-type="string">
              <text:p>0.9.1-1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gambas.sourceforge.net/">http://gambas.sourceforge.net/</text:a></text:p>
            </table:table-cell>
            <table:table-cell table:style-name="ce72"/>
            <table:table-cell table:number-columns-repeated="247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וזיקה</text:p>
          </table:table-cell>
          <table:covered-table-cell table:style-name="ce9"/>
          <table:covered-table-cell table:style-name="ce26"/>
          <table:covered-table-cell table:style-name="ce39"/>
          <table:covered-table-cell table:number-columns-repeated="3" table:style-name="ce55"/>
          <table:covered-table-cell table:style-name="ce65"/>
          <table:covered-table-cell table:style-name="ce44"/>
          <table:table-cell table:style-name="ce74"/>
          <table:table-cell table:number-columns-repeated="246"/>
        </table:table-row>
        <table:table-row-group>
          <table:table-row table:style-name="ro1">
            <table:table-cell table:style-name="ce7" office:value-type="string">
              <text:p>לימוד תוים</text:p>
            </table:table-cell>
            <table:table-cell table:style-name="ce9" office:value-type="string">
              <text:p>יסודי ומעלה</text:p>
            </table:table-cell>
            <table:table-cell table:style-name="ce28" office:value-type="string">
              <text:p>KLearnNotes2</text:p>
            </table:table-cell>
            <table:table-cell table:style-name="ce28" office:value-type="float" office:value="1.1">
              <text:p>1.1</text:p>
            </table:table-cell>
            <table:table-cell table:number-columns-repeated="3" table:style-name="ce52" office:value-type="string">
              <text:p>X</text:p>
            </table:table-cell>
            <table:table-cell table:style-name="ce67" office:value-type="string">
              <text:p><text:a xlink:href="http://klearnnotes2.sourceforge.net/">http://klearnnotes2.sourceforge.net/</text:a></text:p>
            </table:table-cell>
            <table:table-cell table:style-name="ce44"/>
            <table:table-cell table:style-name="ce73"/>
            <table:table-cell table:number-columns-repeated="246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כונות</text:p>
          </table:table-cell>
          <table:covered-table-cell table:style-name="ce12"/>
          <table:covered-table-cell table:style-name="ce29"/>
          <table:covered-table-cell table:style-name="ce42"/>
          <table:covered-table-cell table:number-columns-repeated="3" table:style-name="ce56"/>
          <table:covered-table-cell table:style-name="ce68"/>
          <table:covered-table-cell table:style-name="ce63"/>
          <table:table-cell table:style-name="ce74"/>
          <table:table-cell table:number-columns-repeated="246"/>
        </table:table-row>
        <table:table-row-group>
          <table:table-row table:style-name="ro1">
            <table:table-cell table:style-name="ce4" office:value-type="string">
              <text:p><text:span text:style-name="T1">סיב</text:span><text:span text:style-name="T2">"</text:span><text:span text:style-name="T1">מ</text:span></text:p>
            </table:table-cell>
            <table:table-cell table:style-name="ce9" office:value-type="string">
              <text:p>תיכון</text:p>
            </table:table-cell>
            <table:table-cell table:style-name="ce23" office:value-type="string">
              <text:p>QCAD</text:p>
            </table:table-cell>
            <table:table-cell table:style-name="ce23" office:value-type="string">
              <text:p>2.0.2.0-1</text:p>
            </table:table-cell>
            <table:table-cell table:style-name="ce54" office:value-type="string">
              <text:p>ל''צ</text:p>
            </table:table-cell>
            <table:table-cell table:number-columns-repeated="2" table:style-name="ce54" office:value-type="string">
              <text:p>X</text:p>
            </table:table-cell>
            <table:table-cell table:style-name="ce65" office:value-type="string">
              <text:p><text:a xlink:href="http://www.qcad.org/index.php3">http://www.qcad.org/index.php3</text:a></text:p>
            </table:table-cell>
            <table:table-cell table:style-name="ce44"/>
            <table:table-cell table:style-name="ce73"/>
            <table:table-cell table:number-columns-repeated="246"/>
          </table:table-row>
        </table:table-row-group>
        <table:table-row table:style-name="ro2">
          <table:table-cell table:style-name="ce2" office:value-type="string" table:number-columns-spanned="9" table:number-rows-spanned="1">
            <text:p>מתמטיקה</text:p>
          </table:table-cell>
          <table:covered-table-cell table:style-name="ce12"/>
          <table:covered-table-cell table:style-name="ce15"/>
          <table:covered-table-cell table:style-name="ce36"/>
          <table:covered-table-cell table:number-columns-repeated="3" table:style-name="ce49"/>
          <table:covered-table-cell table:number-columns-repeated="2" table:style-name="ce63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שרטוט גרפים שונים</text:p>
            </table:table-cell>
            <table:table-cell table:style-name="ce9" office:value-type="string">
              <text:p>חטיבה ומעלה</text:p>
            </table:table-cell>
            <table:table-cell table:style-name="ce19" office:value-type="string">
              <text:p>Fung-Calc</text:p>
            </table:table-cell>
            <table:table-cell table:style-name="ce39" office:value-type="string">
              <text:p>1.3.2b</text:p>
            </table:table-cell>
            <table:table-cell table:style-name="ce54" office:value-type="string">
              <text:p>חלקי</text:p>
            </table:table-cell>
            <table:table-cell table:number-columns-repeated="2" table:style-name="ce54" office:value-type="string">
              <text:p>X</text:p>
            </table:table-cell>
            <table:table-cell table:style-name="ce65" office:value-type="string">
              <text:p><text:a xlink:href="http://fung-calc.sourceforge.net/">http://fung-calc.sourceforge.net/</text:a></text:p>
            </table:table-cell>
            <table:table-cell table:style-name="ce44"/>
            <table:table-cell table:style-name="ce73"/>
            <table:table-cell table:number-columns-repeated="246"/>
          </table:table-row>
          <table:table-row table:style-name="ro1">
            <table:table-cell table:style-name="ce4" office:value-type="string">
              <text:p>חקר גאומטרי</text:p>
            </table:table-cell>
            <table:table-cell table:style-name="ce9"/>
            <table:table-cell table:style-name="ce19" office:value-type="string">
              <text:p>Kig</text:p>
            </table:table-cell>
            <table:table-cell table:style-name="ce39" office:value-type="string">
              <text:p>3.3.2-3</text:p>
            </table:table-cell>
            <table:table-cell table:number-columns-repeated="2"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edu.kde.org/kig/">http://edu.kde.org/kig/</text:a></text:p>
            </table:table-cell>
            <table:table-cell table:style-name="ce44"/>
            <table:table-cell table:style-name="ce73"/>
            <table:table-cell table:number-columns-repeated="246"/>
          </table:table-row>
          <table:table-row table:style-name="ro1">
            <table:table-cell table:style-name="ce4" office:value-type="string">
              <text:p>לימוד אחוזים</text:p>
            </table:table-cell>
            <table:table-cell table:style-name="ce9" office:value-type="string">
              <text:p>ג' – ו'</text:p>
            </table:table-cell>
            <table:table-cell table:style-name="ce19" office:value-type="string">
              <text:p>Kpercentage</text:p>
            </table:table-cell>
            <table:table-cell table:style-name="ce39" office:value-type="float" office:value="1.2">
              <text:p>1.2</text:p>
            </table:table-cell>
            <table:table-cell table:number-columns-repeated="3" table:style-name="ce54" office:value-type="string">
              <text:p>V</text:p>
            </table:table-cell>
            <table:table-cell table:style-name="ce65" office:value-type="string">
              <text:p><text:a xlink:href="http://edu.kde.org/kpercentage/">http://edu.kde.org/kpercentage/</text:a></text:p>
            </table:table-cell>
            <table:table-cell table:style-name="ce44"/>
            <table:table-cell table:style-name="ce73"/>
            <table:table-cell table:number-columns-repeated="246"/>
          </table:table-row>
          <table:table-row table:style-name="ro1">
            <table:table-cell table:style-name="ce4" office:value-type="string">
              <text:p>לימוד שברים</text:p>
            </table:table-cell>
            <table:table-cell table:style-name="ce9" office:value-type="string">
              <text:p>ג' – ו'</text:p>
            </table:table-cell>
            <table:table-cell table:style-name="ce27" office:value-type="string">
              <text:p>KBruch</text:p>
            </table:table-cell>
            <table:table-cell table:style-name="ce39" office:value-type="string">
              <text:p>3.3.2-1</text:p>
            </table:table-cell>
            <table:table-cell table:number-columns-repeated="3" table:style-name="ce54" office:value-type="string">
              <text:p>V</text:p>
            </table:table-cell>
            <table:table-cell table:style-name="ce65" office:value-type="string">
              <text:p><text:a xlink:href="http://edu.kde.org/kbruch/">http://edu.kde.org/kbruch/</text:a></text:p>
            </table:table-cell>
            <table:table-cell table:style-name="ce44"/>
            <table:table-cell table:style-name="ce73"/>
            <table:table-cell table:number-columns-repeated="246"/>
          </table:table-row>
          <table:table-row table:style-name="ro1">
            <table:table-cell table:style-name="ce4" office:value-type="string">
              <text:p>ארבע פעולות חשבון</text:p>
            </table:table-cell>
            <table:table-cell table:style-name="ce9" office:value-type="string">
              <text:p>א' – ב'</text:p>
            </table:table-cell>
            <table:table-cell table:style-name="ce27" office:value-type="string">
              <text:p>KMathProf</text:p>
            </table:table-cell>
            <table:table-cell table:style-name="ce39" office:value-type="float" office:value="0.1">
              <text:p>0.1</text:p>
            </table:table-cell>
            <table:table-cell table:number-columns-repeated="3" table:style-name="ce54" office:value-type="string">
              <text:p>X</text:p>
            </table:table-cell>
            <table:table-cell table:style-name="ce65" office:value-type="string">
              <text:p><text:a xlink:href="http://edu.kde.org/kmathprof/">http://edu.kde.org/kmathprof/</text:a></text:p>
            </table:table-cell>
            <table:table-cell table:style-name="ce44"/>
            <table:table-cell table:style-name="ce73"/>
            <table:table-cell table:number-columns-repeated="246"/>
          </table:table-row>
          <table:table-row table:style-name="ro1">
            <table:table-cell table:style-name="ce4" office:value-type="string">
              <text:p><text:span text:style-name="T1">סביבה מתמטית</text:span><text:span text:style-name="T2">/</text:span><text:span text:style-name="T1">מדעית</text:span></text:p>
            </table:table-cell>
            <table:table-cell table:style-name="ce9" office:value-type="string">
              <text:p>אוניברסיטה</text:p>
            </table:table-cell>
            <table:table-cell table:style-name="ce27" office:value-type="string">
              <text:p>OCTAVE</text:p>
            </table:table-cell>
            <table:table-cell table:style-name="ce39" office:value-type="string">
              <text:p>2.1.69-1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/>
            <table:table-cell table:style-name="ce71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ספרות</text:p>
          </table:table-cell>
          <table:covered-table-cell table:style-name="ce12"/>
          <table:covered-table-cell table:style-name="ce15"/>
          <table:covered-table-cell table:style-name="ce36"/>
          <table:covered-table-cell table:number-columns-repeated="3" table:style-name="ce49"/>
          <table:covered-table-cell table:number-columns-repeated="2" table:style-name="ce63"/>
          <table:table-cell table:number-columns-repeated="247"/>
        </table:table-row>
        <table:table-row-group>
          <table:table-row table:style-name="ro2">
            <table:table-cell table:style-name="ce8" office:value-type="string">
              <text:p>עזריים ללימוד ספרות</text:p>
            </table:table-cell>
            <table:table-cell table:style-name="ce3"/>
            <table:table-cell table:style-name="ce18"/>
            <table:table-cell table:style-name="ce37"/>
            <table:table-cell table:style-name="ce50" table:number-columns-repeated="3"/>
            <table:table-cell table:style-name="ce64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עברית</text:p>
          </table:table-cell>
          <table:covered-table-cell table:style-name="ce12"/>
          <table:covered-table-cell table:style-name="ce15"/>
          <table:covered-table-cell table:style-name="ce36"/>
          <table:covered-table-cell table:number-columns-repeated="3" table:style-name="ce49"/>
          <table:covered-table-cell table:number-columns-repeated="2" table:style-name="ce63"/>
          <table:table-cell table:number-columns-repeated="247"/>
        </table:table-row>
        <table:table-row table:style-name="ro1">
          <table:table-cell table:style-name="ce8" office:value-type="string">
            <text:p>חוקי ניקוד</text:p>
          </table:table-cell>
          <table:table-cell table:style-name="ce8" office:value-type="string">
            <text:p>חטיבה + תיכון</text:p>
          </table:table-cell>
          <table:table-cell table:style-name="ce30"/>
          <table:table-cell table:style-name="ce43"/>
          <table:table-cell table:style-name="ce57" table:number-columns-repeated="3"/>
          <table:table-cell table:style-name="ce69" table:number-columns-repeated="2"/>
          <table:table-cell table:number-columns-repeated="247"/>
        </table:table-row>
        <table:table-row table:style-name="ro1">
          <table:table-cell table:style-name="ce8" office:value-type="string">
            <text:p>ניתוח חלקי משפט</text:p>
          </table:table-cell>
          <table:table-cell table:style-name="ce8" office:value-type="string">
            <text:p>חטיבה + תיכון</text:p>
          </table:table-cell>
          <table:table-cell table:style-name="ce30"/>
          <table:table-cell table:style-name="ce43"/>
          <table:table-cell table:style-name="ce57" table:number-columns-repeated="3"/>
          <table:table-cell table:style-name="ce69" table:number-columns-repeated="2"/>
          <table:table-cell table:number-columns-repeated="247"/>
        </table:table-row>
        <table:table-row table:style-name="ro2">
          <table:table-cell table:style-name="ce8" office:value-type="string">
            <text:p>הטיית פעלים ומציאת שורשים</text:p>
          </table:table-cell>
          <table:table-cell table:style-name="ce8" office:value-type="string">
            <text:p>יסודי עד תיכון</text:p>
          </table:table-cell>
          <table:table-cell table:style-name="ce30"/>
          <table:table-cell table:style-name="ce43"/>
          <table:table-cell table:style-name="ce57" table:number-columns-repeated="3"/>
          <table:table-cell table:style-name="ce69" table:number-columns-repeated="2"/>
          <table:table-cell table:number-columns-repeated="247"/>
        </table:table-row>
        <table:table-row table:style-name="ro1">
          <table:table-cell table:style-name="ce8" office:value-type="string">
            <text:p>הרחבת אוצר מילים</text:p>
          </table:table-cell>
          <table:table-cell table:style-name="ce3" office:value-type="string">
            <text:p>יסודי ומעלה</text:p>
          </table:table-cell>
          <table:table-cell table:style-name="ce17" office:value-type="string">
            <text:p>KvocTrain</text:p>
          </table:table-cell>
          <table:table-cell table:style-name="ce38" office:value-type="string">
            <text:p>0.8.1</text:p>
          </table:table-cell>
          <table:table-cell table:number-columns-repeated="2" table:style-name="ce51" office:value-type="string">
            <text:p>חלקי</text:p>
          </table:table-cell>
          <table:table-cell table:style-name="ce50" office:value-type="string">
            <text:p>V</text:p>
          </table:table-cell>
          <table:table-cell table:style-name="ce64" office:value-type="string">
            <text:p><text:a xlink:href="http://edu.kde.org/kvoctrain/">http://edu.kde.org/kvoctrain/</text:a></text:p>
          </table:table-cell>
          <table:table-cell table:style-name="ce64"/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ערבית</text:p>
          </table:table-cell>
          <table:covered-table-cell table:style-name="ce12"/>
          <table:covered-table-cell table:style-name="ce31"/>
          <table:covered-table-cell table:style-name="ce36"/>
          <table:covered-table-cell table:number-columns-repeated="3" table:style-name="ce49"/>
          <table:covered-table-cell table:number-columns-repeated="2" table:style-name="ce63"/>
          <table:table-cell table:number-columns-repeated="247"/>
        </table:table-row>
        <table:table-row table:style-name="ro1">
          <table:table-cell table:style-name="ce8" office:value-type="string">
            <text:p>הרחבת אוצר מילים</text:p>
          </table:table-cell>
          <table:table-cell table:style-name="ce3" office:value-type="string">
            <text:p>חטיבה + תיכון</text:p>
          </table:table-cell>
          <table:table-cell table:style-name="ce17" office:value-type="string">
            <text:p>KvocTrain</text:p>
          </table:table-cell>
          <table:table-cell table:style-name="ce38" office:value-type="string">
            <text:p>0.8.1</text:p>
          </table:table-cell>
          <table:table-cell table:number-columns-repeated="2" table:style-name="ce51" office:value-type="string">
            <text:p>חלקי</text:p>
          </table:table-cell>
          <table:table-cell table:style-name="ce50" office:value-type="string">
            <text:p>V</text:p>
          </table:table-cell>
          <table:table-cell table:style-name="ce64" office:value-type="string">
            <text:p><text:a xlink:href="http://edu.kde.org/kvoctrain/">http://edu.kde.org/kvoctrain/</text:a></text:p>
          </table:table-cell>
          <table:table-cell table:style-name="ce64"/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פיזיקה</text:p>
          </table:table-cell>
          <table:covered-table-cell table:style-name="ce12"/>
          <table:covered-table-cell table:style-name="ce15"/>
          <table:covered-table-cell table:style-name="ce36"/>
          <table:covered-table-cell table:number-columns-repeated="3" table:style-name="ce49"/>
          <table:covered-table-cell table:number-columns-repeated="2" table:style-name="ce63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<text:span text:style-name="T1">פרקטלים </text:span><text:span text:style-name="T2">- </text:span><text:span text:style-name="T1">כאוס</text:span></text:p>
            </table:table-cell>
            <table:table-cell table:style-name="ce9" office:value-type="string">
              <text:p>אוניברסיטה</text:p>
            </table:table-cell>
            <table:table-cell table:style-name="ce23" office:value-type="string">
              <text:p>Xaos</text:p>
            </table:table-cell>
            <table:table-cell table:style-name="ce23" office:value-type="string">
              <text:p>3.1r-12</text:p>
            </table:table-cell>
            <table:table-cell table:style-name="ce54" office:value-type="string">
              <text:p>ל''צ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/>
            <table:table-cell table:style-name="ce71"/>
            <table:table-cell table:number-columns-repeated="247"/>
          </table:table-row>
          <table:table-row table:style-name="ro1">
            <table:table-cell table:style-name="ce4" office:value-type="string">
              <text:p>מפת השמים</text:p>
            </table:table-cell>
            <table:table-cell table:style-name="ce9"/>
            <table:table-cell table:style-name="ce23" office:value-type="string">
              <text:p>Kstars</text:p>
            </table:table-cell>
            <table:table-cell table:style-name="ce23" office:value-type="string">
              <text:p>KDE</text:p>
            </table:table-cell>
            <table:table-cell table:style-name="ce54" office:value-type="string">
              <text:p>חלקי</text:p>
            </table:table-cell>
            <table:table-cell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/>
            <table:table-cell table:style-name="ce71"/>
            <table:table-cell table:number-columns-repeated="247"/>
          </table:table-row>
          <table:table-row table:style-name="ro1">
            <table:table-cell table:style-name="ce4" office:value-type="string">
              <text:p>הדמית ניסויים באופטיקה</text:p>
            </table:table-cell>
            <table:table-cell table:style-name="ce9" office:value-type="string">
              <text:p>תיכון ומעלה</text:p>
            </table:table-cell>
            <table:table-cell table:style-name="ce23" office:value-type="string">
              <text:p>Lum</text:p>
            </table:table-cell>
            <table:table-cell table:style-name="ce23" office:value-type="float" office:value="0.3">
              <text:p>0.3</text:p>
            </table:table-cell>
            <table:table-cell table:number-columns-repeated="3" table:style-name="ce54" office:value-type="string">
              <text:p>X</text:p>
            </table:table-cell>
            <table:table-cell table:style-name="ce65" office:value-type="string">
              <text:p><text:a xlink:href="http://www.linux-france.org/prj/lum/">http://www.linux-france.org/prj/lum/</text:a></text:p>
            </table:table-cell>
            <table:table-cell table:style-name="ce71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הדמית ניסויים המכניקה</text:p>
            </table:table-cell>
            <table:table-cell table:style-name="ce9" office:value-type="string">
              <text:p>חטיבה ומעלה</text:p>
            </table:table-cell>
            <table:table-cell table:style-name="ce23" office:value-type="string">
              <text:p>Mek</text:p>
            </table:table-cell>
            <table:table-cell table:style-name="ce23" office:value-type="float" office:value="0.5">
              <text:p>0.5</text:p>
            </table:table-cell>
            <table:table-cell table:number-columns-repeated="3" table:style-name="ce54" office:value-type="string">
              <text:p>X</text:p>
            </table:table-cell>
            <table:table-cell table:style-name="ce65" office:value-type="string">
              <text:p><text:a xlink:href="http://www.linux-france.org/prj/mek/index.html">http://www.linux-france.org/prj/mek/index.html</text:a></text:p>
            </table:table-cell>
            <table:table-cell table:style-name="ce71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סימולטור קרינה</text:p>
            </table:table-cell>
            <table:table-cell table:style-name="ce9" office:value-type="string">
              <text:p>תיכון ומעלה</text:p>
            </table:table-cell>
            <table:table-cell table:style-name="ce23" office:value-type="string">
              <text:p>vp7wkp</text:p>
            </table:table-cell>
            <table:table-cell table:style-name="ce23" office:value-type="string">
              <text:p>0.5.0</text:p>
            </table:table-cell>
            <table:table-cell table:style-name="ce54" office:value-type="string">
              <text:p>בעייתי</text:p>
            </table:table-cell>
            <table:table-cell table:number-columns-repeated="2" table:style-name="ce54" office:value-type="string">
              <text:p>X</text:p>
            </table:table-cell>
            <table:table-cell table:style-name="ce65" office:value-type="string">
              <text:p><text:a xlink:href="http://www.vp7.dk/wkp/">http://www.vp7.dk/wkp/</text:a></text:p>
            </table:table-cell>
            <table:table-cell table:style-name="ce71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תנ”ך</text:p>
          </table:table-cell>
          <table:covered-table-cell table:style-name="ce12"/>
          <table:covered-table-cell table:style-name="ce15"/>
          <table:covered-table-cell table:style-name="ce36"/>
          <table:covered-table-cell table:number-columns-repeated="3" table:style-name="ce49"/>
          <table:covered-table-cell table:number-columns-repeated="2" table:style-name="ce63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<text:span text:style-name="T1">תנ</text:span><text:span text:style-name="T2">"</text:span><text:span text:style-name="T1">ך מקוון</text:span></text:p>
            </table:table-cell>
            <table:table-cell table:style-name="ce9" office:value-type="string">
              <text:p>יסודי ומעלה</text:p>
            </table:table-cell>
            <table:table-cell table:style-name="ce23" office:value-type="string">
              <text:p>BibleTime</text:p>
            </table:table-cell>
            <table:table-cell table:style-name="ce23" office:value-type="string">
              <text:p>1.4.1-2.1</text:p>
            </table:table-cell>
            <table:table-cell table:number-columns-repeated="2" table:style-name="ce54" office:value-type="string">
              <text:p>X</text:p>
            </table:table-cell>
            <table:table-cell table:style-name="ce54" office:value-type="string">
              <text:p>V</text:p>
            </table:table-cell>
            <table:table-cell table:style-name="ce65" office:value-type="string">
              <text:p><text:a xlink:href="http://www.bibletime.info/index.html">http://www.bibletime.info/index.html</text:a></text:p>
            </table:table-cell>
            <table:table-cell table:style-name="ce71" office:value-type="string">
              <text:p><text:span text:style-name="T8">מודול </text:span><text:span text:style-name="T9">BHS, </text:span><text:span text:style-name="T8">צריך צלמית חדשה </text:span></text:p>
            </table:table-cell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אחרים</text:p>
          </table:table-cell>
          <table:covered-table-cell table:style-name="ce9"/>
          <table:covered-table-cell table:style-name="ce32"/>
          <table:covered-table-cell table:style-name="ce44"/>
          <table:covered-table-cell table:number-columns-repeated="3" table:style-name="ce58"/>
          <table:covered-table-cell table:number-columns-repeated="2" table:style-name="ce44"/>
          <table:table-cell table:number-columns-repeated="247"/>
        </table:table-row>
        <table:table-row table:style-name="ro1">
          <table:table-cell table:style-name="ce9" office:value-type="string">
            <text:p>100 מושגי מורשת</text:p>
          </table:table-cell>
          <table:table-cell table:style-name="ce9" office:value-type="string">
            <text:p>חטיבה + תיכון</text:p>
          </table:table-cell>
          <table:table-cell table:style-name="ce33" office:value-type="string">
            <text:p>אפלט קרמבה</text:p>
          </table:table-cell>
          <table:table-cell table:style-name="ce22" office:value-type="float" office:value="0.1">
            <text:p>0.1</text:p>
          </table:table-cell>
          <table:table-cell table:style-name="ce59" office:value-type="string">
            <text:p>V</text:p>
          </table:table-cell>
          <table:table-cell table:number-columns-repeated="2" table:style-name="ce59" office:value-type="string">
            <text:p>X</text:p>
          </table:table-cell>
          <table:table-cell table:style-name="ce44" table:number-columns-repeated="2"/>
          <table:table-cell table:number-columns-repeated="247"/>
        </table:table-row>
        <table:table-row table:style-name="ro1">
          <table:table-cell table:style-name="ce10" office:value-type="string">
            <text:p>מגוון יישומונים</text:p>
          </table:table-cell>
          <table:table-cell table:style-name="ce10" office:value-type="string">
            <text:p>יסודי <text:s/>ומטה</text:p>
          </table:table-cell>
          <table:table-cell table:style-name="ce34" office:value-type="string">
            <text:p>Gcompris</text:p>
          </table:table-cell>
          <table:table-cell table:style-name="ce45" office:value-type="float" office:value="7.2">
            <text:p>7.2</text:p>
          </table:table-cell>
          <table:table-cell table:style-name="ce60" office:value-type="string">
            <text:p>V</text:p>
          </table:table-cell>
          <table:table-cell table:style-name="ce60" office:value-type="string">
            <text:p>X</text:p>
          </table:table-cell>
          <table:table-cell table:style-name="ce60" office:value-type="string">
            <text:p>V</text:p>
          </table:table-cell>
          <table:table-cell table:style-name="ce70" office:value-type="string">
            <text:p><text:a xlink:href="http://www.gcompris.net/">http://www.gcompris.net</text:a></text:p>
          </table:table-cell>
          <table:table-cell table:style-name="ce10" office:value-type="string">
            <text:p>דרושות הקלטות בעברית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מגוון יישומונים</text:p>
          </table:table-cell>
          <table:table-cell table:style-name="ce10" office:value-type="string">
            <text:p>יסודי ומטה</text:p>
          </table:table-cell>
          <table:table-cell table:style-name="ce34" office:value-type="string">
            <text:p>Childs play</text:p>
          </table:table-cell>
          <table:table-cell table:style-name="ce45" office:value-type="string">
            <text:p>0.81.5</text:p>
          </table:table-cell>
          <table:table-cell table:style-name="ce60" office:value-type="string">
            <text:p>V</text:p>
          </table:table-cell>
          <table:table-cell table:style-name="ce60" office:value-type="string">
            <text:p>X</text:p>
          </table:table-cell>
          <table:table-cell table:style-name="ce60" office:value-type="string">
            <text:p>V</text:p>
          </table:table-cell>
          <table:table-cell table:style-name="ce70" office:value-type="string">
            <text:p><text:a xlink:href="http://childsplay.sourceforge.net/">http://childsplay.sourceforge.net/</text:a></text:p>
          </table:table-cell>
          <table:table-cell table:style-name="ce70"/>
          <table:table-cell table:number-columns-repeated="247"/>
        </table:table-row>
        <table:table-row table:style-name="ro2" table:number-rows-repeated="4">
          <table:table-cell table:number-columns-repeated="3"/>
          <table:table-cell table:style-name="ce46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table:style-name="ce46"/>
          <table:table-cell table:number-columns-repeated="252"/>
        </table:table-row>
        <table:table-row table:style-name="ro2" table:number-rows-repeated="3192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2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Nachlieli" svg:font-family="Nachlieli" style:font-pitch="variable"/>
    <style:font-face style:name="Nachlieli CLM1" svg:font-family="'Nachlieli CLM'" style:font-pitch="variable"/>
    <style:font-face style:name="Nachlieli CLM" svg:font-family="'Nachlieli CLM'" style:font-adornments="Light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0P0" style:volatile="true">
      <number:currency-symbol number:language="en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V" style:family="table-cell" style:parent-style-name="Default">
      <style:table-cell-properties fo:background-color="#3deb3d"/>
      <style:text-properties style:font-name="Nachlieli CLM" fo:font-weight="250"/>
    </style:style>
    <style:style style:name="X" style:family="table-cell" style:parent-style-name="Default">
      <style:table-cell-properties fo:background-color="#ff0000"/>
      <style:text-properties style:font-name="Nachlieli CLM" fo:language="en" fo:country="GB" fo:font-weight="250"/>
    </style:style>
    <style:style style:name="grey" style:family="table-cell" style:parent-style-name="Default">
      <style:table-cell-properties fo:background-color="#b3b3b3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18">18/02/2006</text:date>, <text:time>13:0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5-10-09T09:14:08</meta:creation-date>
    <dc:date>2006-02-18T13:08:21</dc:date>
    <dc:language>en-US</dc:language>
    <meta:editing-cycles>16</meta:editing-cycles>
    <meta:editing-duration>PT1H47M19S</meta:editing-duration>
    <meta:user-defined meta:name="Info 1"/>
    <meta:user-defined meta:name="Info 2"/>
    <meta:user-defined meta:name="Info 3"/>
    <meta:user-defined meta:name="Info 4"/>
    <meta:document-statistic meta:table-count="3" meta:cell-count="438"/>
  </office:meta>
</office:document-meta>
</file>